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Arquitectura</text:p>
          </table:table-cell>
          <table:table-cell office:value-type="string">
            <text:p>bits</text:p>
          </table:table-cell>
          <table:table-cell office:value-type="string">
            <text:p>area [um2]</text:p>
          </table:table-cell>
          <table:table-cell office:value-type="string">
            <text:p>área [mm2]</text:p>
          </table:table-cell>
          <table:table-cell office:value-type="string">
            <text:p>t_p [ns]</text:p>
          </table:table-cell>
          <table:table-cell office:value-type="string">
            <text:p>freq [MHz]</text:p>
          </table:table-cell>
        </table:table-row>
        <table:table-row table:style-name="ro2">
          <table:table-cell office:value-type="string">
            <text:p>RCA</text:p>
          </table:table-cell>
          <table:table-cell office:value-type="float" office:value="8">
            <text:p>8</text:p>
          </table:table-cell>
          <table:table-cell office:value-type="float" office:value="7836.44">
            <text:p>7836,44</text:p>
          </table:table-cell>
          <table:table-cell table:formula="of:=[.C2]/1000000" office:value-type="float" office:value="0.00783644">
            <text:p>0,007836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6146">
            <text:p>16146</text:p>
          </table:table-cell>
          <table:table-cell table:formula="of:=[.C3]/1000000" office:value-type="float" office:value="0.016146">
            <text:p>0,0161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35101.6">
            <text:p>35101,6</text:p>
          </table:table-cell>
          <table:table-cell table:formula="of:=[.C4]/1000000" office:value-type="float" office:value="0.0351016">
            <text:p>0,0351016</text:p>
          </table:table-cell>
          <table:table-cell table:number-columns-repeated="2"/>
        </table:table-row>
        <table:table-row table:style-name="ro1">
          <table:table-cell office:value-type="string">
            <text:p>Brent Kung</text:p>
          </table:table-cell>
          <table:table-cell office:value-type="float" office:value="8">
            <text:p>8</text:p>
          </table:table-cell>
          <table:table-cell office:value-type="float" office:value="9919">
            <text:p>9919</text:p>
          </table:table-cell>
          <table:table-cell table:formula="of:=[.C5]/1000000" office:value-type="float" office:value="0.009919">
            <text:p>0,009919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3793">
            <text:p>23793</text:p>
          </table:table-cell>
          <table:table-cell table:formula="of:=[.C6]/1000000" office:value-type="float" office:value="0.023793">
            <text:p>0,0237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56981.93">
            <text:p>56981,93</text:p>
          </table:table-cell>
          <table:table-cell table:formula="of:=[.C7]/1000000" office:value-type="float" office:value="0.05698193">
            <text:p>0,05698193</text:p>
          </table:table-cell>
          <table:table-cell office:value-type="float" office:value="6.8">
            <text:p>6,8</text:p>
          </table:table-cell>
          <table:table-cell office:value-type="float" office:value="145">
            <text:p>145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 </meta:initial-creator>
    <meta:creation-date>2014-10-18T20:04:41</meta:creation-date>
    <dc:date>2014-10-19T00:40:36</dc:date>
    <dc:creator>lean </dc:creator>
    <meta:editing-duration>PT2H50M12S</meta:editing-duration>
    <meta:editing-cycles>2</meta:editing-cycles>
    <meta:generator>LibreOffice/3.5$Linux_x86 LibreOffice_project/350m1$Build-2</meta:generator>
    <meta:document-statistic meta:table-count="3" meta:cell-count="30" meta:object-count="0"/>
  </office:meta>
</office:document-meta>
</file>